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91411" officeooo:paragraph-rsid="00091411"/>
    </style:style>
    <style:style style:name="P2" style:family="paragraph" style:parent-style-name="Standard" style:list-style-name="L1">
      <style:text-properties officeooo:rsid="00091411" officeooo:paragraph-rsid="00091411"/>
    </style:style>
    <style:style style:name="P3" style:family="paragraph" style:parent-style-name="Standard" style:list-style-name="L2">
      <style:text-properties officeooo:rsid="00091411" officeooo:paragraph-rsid="00091411"/>
    </style:style>
    <style:style style:name="P4" style:family="paragraph" style:parent-style-name="Standard">
      <style:text-properties officeooo:rsid="00091411" officeooo:paragraph-rsid="00091411"/>
    </style:style>
    <style:style style:name="P5" style:family="paragraph" style:parent-style-name="Standard" style:list-style-name="L2">
      <style:text-properties fo:font-weight="bold" officeooo:rsid="00091411" officeooo:paragraph-rsid="00091411" style:font-weight-asian="bold" style:font-weight-complex="bold"/>
    </style:style>
    <style:style style:name="P6" style:family="paragraph" style:parent-style-name="Standard" style:list-style-name="L2">
      <style:text-properties fo:font-weight="normal" officeooo:rsid="00091411" officeooo:paragraph-rsid="00091411" style:font-weight-asian="normal" style:font-weight-complex="normal"/>
    </style:style>
    <style:style style:name="P7" style:family="paragraph" style:parent-style-name="Standard">
      <style:text-properties officeooo:rsid="000a92cd" officeooo:paragraph-rsid="000a92cd"/>
    </style:style>
    <style:style style:name="P8" style:family="paragraph" style:parent-style-name="Standard" style:list-style-name="L3">
      <style:text-properties officeooo:rsid="000a92cd" officeooo:paragraph-rsid="000a92cd"/>
    </style:style>
    <style:style style:name="P9" style:family="paragraph" style:parent-style-name="Standard" style:list-style-name="L3">
      <style:text-properties officeooo:rsid="000a92cd" officeooo:paragraph-rsid="000cffa3"/>
    </style:style>
    <style:style style:name="P10" style:family="paragraph" style:parent-style-name="Standard" style:list-style-name="L3">
      <style:text-properties officeooo:rsid="000cffa3" officeooo:paragraph-rsid="000cffa3"/>
    </style:style>
    <style:style style:name="P11" style:family="paragraph" style:parent-style-name="Standard" style:list-style-name="L3">
      <style:text-properties officeooo:rsid="000a92cd" officeooo:paragraph-rsid="000a92cd" fo:background-color="#ffff00"/>
    </style:style>
    <style:style style:name="P12" style:family="paragraph" style:parent-style-name="Standard" style:list-style-name="L3">
      <style:text-properties officeooo:rsid="000cffa3" officeooo:paragraph-rsid="000cffa3" fo:background-color="#ffff0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b5443"/>
    </style:style>
    <style:style style:name="T3" style:family="text">
      <style:text-properties officeooo:rsid="000cffa3"/>
    </style:style>
    <style:style style:name="T4" style:family="text">
      <style:text-properties officeooo:rsid="001119b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Wrangling Steps</text:p>
      <text:list xml:id="list1885106143222891228" text:style-name="L1">
        <text:list-item>
          <text:p text:style-name="P2">Acquiring Data</text:p>
        </text:list-item>
      </text:list>
      <text:list xml:id="list7474053097771387200" text:style-name="L2">
        <text:list-item>
          <text:list>
            <text:list-item>
              <text:p text:style-name="P3">Flight data:</text:p>
              <text:list>
                <text:list-item>
                  <text:p text:style-name="P3">Source: <text:a xlink:type="simple" xlink:href="http://schiphol.dutchplanespotters.nl/" text:style-name="Internet_20_link" text:visited-style-name="Visited_20_Internet_20_Link">http://schiphol.dutchplanespotters.nl/</text:a></text:p>
                </text:list-item>
                <text:list-item>
                  <text:p text:style-name="P3">Format: HTML Table</text:p>
                </text:list-item>
                <text:list-item>
                  <text:p text:style-name="P3">Method</text:p>
                  <text:list>
                    <text:list-item>
                      <text:p text:style-name="P3">First, we had to decide on what dates to pull info from. The website worked per day, by adding the argument ?date=Y-m-d to the URL. We built a simple crawler that pulled all the tables from 2017 and 2018, and appended them to a single dataframe, which we exported as a CSV</text:p>
                    </text:list-item>
                    <text:list-item>
                      <text:p text:style-name="P5">Date Format<text:span text:style-name="T1">: Some flights on scheduled on a single day, arrived or departed on a different day. These rows had a different time format for ETA and ETD. We decided to fill in the date for all of the rows to make sure these columns were all consistent.</text:span></text:p>
                    </text:list-item>
                    <text:list-item>
                      <text:p text:style-name="P6">Renaming Columns: We renamed the column names to be more understandable</text:p>
                    </text:list-item>
                  </text:list>
                </text:list-item>
              </text:list>
            </text:list-item>
            <text:list-item>
              <text:p text:style-name="P6">Weather Data</text:p>
              <text:list>
                <text:list-item>
                  <text:p text:style-name="P5"><text:span text:style-name="T1">Source: KNMI - </text:span><text:a xlink:type="simple" xlink:href="http://projects.knmi.nl/klimatologie/daggegevens/selectie.cgi" text:style-name="Internet_20_link" text:visited-style-name="Visited_20_Internet_20_Link"><text:span text:style-name="T1">http://projects.knmi.nl/klimatologie/daggegevens/selectie.cgi</text:span></text:a></text:p>
                </text:list-item>
                <text:list-item>
                  <text:p text:style-name="P6">Format: .text</text:p>
                </text:list-item>
                <text:list-item>
                  <text:p text:style-name="P6">Method</text:p>
                  <text:list>
                    <text:list-item>
                      <text:p text:style-name="P6">First, we had to convert this file to a CSV, which we did simply through LibreOffice Calc</text:p>
                    </text:list-item>
                    <text:list-item>
                      <text:p text:style-name="P6">Selected Features: We then selected which features (max/min/avg temp and windspeed etc) that we were interested in, and extracted those column</text:p>
                    </text:list-item>
                    <text:list-item>
                      <text:p text:style-name="P6">Renaming columns: We renamed the columns to have a more semantic meaning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/>
      <text:p text:style-name="P7">Research Question: “What are the factors that lead to flight delays?”</text:p>
      <text:list xml:id="list3660891431328356386" text:style-name="L3">
        <text:list-item>
          <text:p text:style-name="P11">Airlines <text:span text:style-name="T4">Kevin</text:span></text:p>
          <text:list>
            <text:list-item>
              <text:p text:style-name="P12">Categorize airlines into buckets and bar plot corresponding average delay</text:p>
            </text:list-item>
          </text:list>
        </text:list-item>
        <text:list-item>
          <text:p text:style-name="P9">Aircraft manufacturers</text:p>
          <text:list>
            <text:list-item>
              <text:p text:style-name="P10">Categorize manufacturers into buckets and bar plot corresponding average delay</text:p>
            </text:list-item>
          </text:list>
        </text:list-item>
        <text:list-item>
          <text:p text:style-name="P9">Aircraft Type <text:span text:style-name="T2">(maybe)</text:span></text:p>
          <text:list>
            <text:list-item>
              <text:p text:style-name="P10">Categorize aircraft type into buckets and bar plot corresponding average delay</text:p>
            </text:list-item>
          </text:list>
        </text:list-item>
        <text:list-item>
          <text:p text:style-name="P8">Weather</text:p>
          <text:list>
            <text:list-item>
              <text:p text:style-name="P10">Windspeed</text:p>
              <text:list>
                <text:list-item>
                  <text:p text:style-name="P10">Categorize windspeed into buckets and bar plot corresponding average delay</text:p>
                </text:list-item>
              </text:list>
            </text:list-item>
            <text:list-item>
              <text:p text:style-name="P10">Temperature</text:p>
              <text:list>
                <text:list-item>
                  <text:p text:style-name="P10">Categorize temperature into buckets and bar plot corresponding average delay</text:p>
                </text:list-item>
              </text:list>
            </text:list-item>
          </text:list>
        </text:list-item>
        <text:list-item>
          <text:p text:style-name="P10">Season</text:p>
          <text:list>
            <text:list-item>
              <text:p text:style-name="P10">Box plots to compare</text:p>
            </text:list-item>
          </text:list>
        </text:list-item>
        <text:list-item>
          <text:p text:style-name="P8">Cargo</text:p>
          <text:list>
            <text:list-item>
              <text:p text:style-name="P10">Different periods of the day (morning, afternoon, evening, night) comparing cargo vs passenger (bar plot)</text:p>
            </text:list-item>
          </text:list>
        </text:list-item>
        <text:list-item>
          <text:p text:style-name="P11">Delta time of STA and STD <text:span text:style-name="T3">(how long they stay at airport) Emilija</text:span></text:p>
          <text:list>
            <text:list-item>
              <text:p text:style-name="P12">Categorize layover time in buckets, and bar plot the corresponding average delay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9:54:09.320861076</meta:creation-date>
    <dc:date>2019-01-30T20:27:35.897603239</dc:date>
    <meta:editing-duration>PT31M24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34" meta:word-count="333" meta:character-count="1965" meta:non-whitespace-character-count="1698"/>
  </office:meta>
</office:document-meta>
</file>